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281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 style:data-style-name="N0">
      <style:text-properties fo:font-size="13pt" style:font-size-asian="13pt" style:font-size-complex="13pt"/>
    </style:style>
    <style:style style:name="ce4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ime_vs_N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>
            <draw:frame table:end-cell-address="time_vs_N.M22" table:end-x="0.6311in" table:end-y="0.065in" draw:z-index="1" draw:style-name="gr1" draw:text-style-name="P1" svg:width="9.0492in" svg:height="4.0283in" svg:x="0.6831in" svg:y="0.1189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>
            <draw:frame table:end-cell-address="time_vs_N.M46" table:end-x="0.663in" table:end-y="0.0539in" draw:z-index="0" draw:style-name="gr1" draw:text-style-name="P1" svg:width="9.0705in" svg:height="4.6008in" svg:x="0.6937in" svg:y="0.1193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table:table-column table:style-name="co1" table:default-cell-style-name="ce1"/>
        <table:table-column table:style-name="co3" table:number-columns-repeated="4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4" table:number-rows-spanned="1">
            <text:p>Time vs. N</text:p>
          </table:table-cell>
          <table:covered-table-cell table:number-columns-repeated="3" table:style-name="ce3"/>
          <table:table-cell table:number-columns-repeated="1019"/>
        </table:table-row>
        <table:table-row table:style-name="ro2">
          <table:table-cell/>
          <table:table-cell table:style-name="ce3" table:number-columns-repeated="4"/>
          <table:table-cell table:number-columns-repeated="1019"/>
        </table:table-row>
        <table:table-row table:style-name="ro2">
          <table:table-cell/>
          <table:table-cell table:style-name="ce3" table:number-columns-repeated="3"/>
          <table:table-cell table:style-name="ce3" office:value-type="string">
            <text:p>(unit: micro S)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>
            <text:p>N</text:p>
          </table:table-cell>
          <table:table-cell table:style-name="ce3" office:value-type="string">
            <text:p>Linear</text:p>
          </table:table-cell>
          <table:table-cell table:style-name="ce3" office:value-type="string">
            <text:p>Binary</text:p>
          </table:table-cell>
          <table:table-cell table:style-name="ce3" office:value-type="string">
            <text:p>Hash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3" office:value-type="string">
            <text:p>O(N)</text:p>
          </table:table-cell>
          <table:table-cell table:style-name="ce3" office:value-type="string">
            <text:p>O(log(N))</text:p>
          </table:table-cell>
          <table:table-cell table:style-name="ce3" office:value-type="string">
            <text:p>O(1)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00">
            <text:p>100</text:p>
          </table:table-cell>
          <table:table-cell table:style-name="ce4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000">
            <text:p>1000</text:p>
          </table:table-cell>
          <table:table-cell table:style-name="ce4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0000">
            <text:p>10000</text:p>
          </table:table-cell>
          <table:table-cell table:style-name="ce4" office:value-type="float" office:value="854">
            <text:p>85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00000">
            <text:p>100000</text:p>
          </table:table-cell>
          <table:table-cell table:style-name="ce4" office:value-type="float" office:value="11405">
            <text:p>1140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9">
            <text:p>9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000000">
            <text:p>1000000</text:p>
          </table:table-cell>
          <table:table-cell table:style-name="ce4" office:value-type="float" office:value="114203">
            <text:p>11420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5000000">
            <text:p>5000000</text:p>
          </table:table-cell>
          <table:table-cell table:style-name="ce4" office:value-type="float" office:value="598712">
            <text:p>598712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2">
            <text:p>1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0000000">
            <text:p>10000000</text:p>
          </table:table-cell>
          <table:table-cell table:style-name="ce4" office:value-type="float" office:value="1266316">
            <text:p>1266316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1">
            <text:p>11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30000000">
            <text:p>30000000</text:p>
          </table:table-cell>
          <table:table-cell table:style-name="ce4" office:value-type="float" office:value="4878271">
            <text:p>4878271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4">
            <text:p>14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60000000">
            <text:p>60000000</text:p>
          </table:table-cell>
          <table:table-cell table:style-name="ce3" office:value-type="float" office:value="9064419">
            <text:p>9064419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13">
            <text:p>13</text:p>
          </table:table-cell>
          <table:table-cell table:number-columns-repeated="1019"/>
        </table:table-row>
        <table:table-row table:style-name="ro1" table:number-rows-repeated="7">
          <table:table-cell/>
          <table:table-cell table:style-name="Default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08in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10/17/2019</text:date>, <text:time>16:2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Living Room</meta:initial-creator>
    <meta:creation-date>2019-10-14T22:19:32Z</meta:creation-date>
    <dc:date>2019-10-17T16:28:26.04</dc:date>
    <meta:editing-cycles>4</meta:editing-cycles>
    <meta:editing-duration>PT3H49M23S</meta:editing-duration>
    <meta:document-statistic meta:table-count="2" meta:cell-count="45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6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4cm" svg:height="11.687cm" xlink:href="." xlink:type="simple" chart:class="chart:scatter" chart:style-name="ch1">
        <chart:title svg:x="7.838cm" svg:y="0.369cm" chart:style-name="ch2">
          <text:p>Time vs. N - Binary and Hash Search</text:p>
        </chart:title>
        <chart:legend chart:legend-position="end" svg:x="19.235cm" svg:y="5.269cm" style:legend-expansion="high" chart:style-name="ch3"/>
        <chart:plot-area chart:style-name="ch4" chart:data-source-has-labels="both" svg:x="2.225cm" svg:y="1.181cm" svg:width="17.751cm" svg:height="8.757cm">
          <chartooo:coordinate-region svg:x="2.846cm" svg:y="1.394cm" svg:width="16.387cm" svg:height="7.871cm"/>
          <chart:axis chart:dimension="x" chart:name="primary-x" chart:style-name="ch5" chartooo:axis-type="auto">
            <chart:title svg:x="10.924cm" svg:y="10.172cm" chart:style-name="ch6">
              <text:p>N</text:p>
            </chart:title>
            <chart:categories table:cell-range-address="local-table.$A$2:.$A$10"/>
          </chart:axis>
          <chart:axis chart:dimension="y" chart:name="primary-y" chart:style-name="ch7">
            <chart:title svg:x="1.178cm" svg:y="7.124cm" chart:style-name="ch8">
              <text:p>Time (micro second)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inary O(log(N))</text:p>
                <text:list>
                  <text:list-item>
                    <text:p>Binary</text:p>
                  </text:list-item>
                  <text:list-item>
                    <text:p>O(log(N))</text:p>
                  </text:list-item>
                </text:list>
              </table:table-cell>
              <table:table-cell office:value-type="string">
                <text:p>Hash O(1)</text:p>
                <text:list>
                  <text:list-item>
                    <text:p>Hash</text:p>
                  </text:list-item>
                  <text:list-item>
                    <text:p>O(1)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00">
                <text:p>60000000</text:p>
              </table:table-cell>
              <table:table-cell office:value-type="float" office:value="69">
                <text:p>69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6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9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9999ff" draw:fill-color="#9999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986cm" svg:height="10.233cm" xlink:href="." xlink:type="simple" chart:class="chart:scatter" chart:style-name="ch1">
        <chart:title svg:x="8.751cm" svg:y="0.34cm" chart:style-name="ch2">
          <text:p>Time vs. N - Linear Search </text:p>
        </chart:title>
        <chart:legend chart:legend-position="end" svg:x="19.896cm" svg:y="4.804cm" style:legend-expansion="high" chart:style-name="ch3"/>
        <chart:plot-area chart:style-name="ch4" chart:data-source-has-labels="both" svg:x="2.623cm" svg:y="1.155cm" svg:width="17.395cm" svg:height="8.505cm">
          <chartooo:coordinate-region svg:x="4.17cm" svg:y="1.367cm" svg:width="15.105cm" svg:height="7.62cm"/>
          <chart:axis chart:dimension="x" chart:name="primary-x" chart:style-name="ch5" chartooo:axis-type="auto">
            <chart:title svg:x="11.144cm" svg:y="9.646cm" chart:style-name="ch6">
              <text:p>N</text:p>
            </chart:title>
            <chart:categories table:cell-range-address="local-table.$A$2:.$A$10"/>
          </chart:axis>
          <chart:axis chart:dimension="y" chart:name="primary-y" chart:style-name="ch7">
            <chart:title svg:x="1.577cm" svg:y="6.972cm" chart:style-name="ch8">
              <text:p>Time (micro second)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near O(N)</text:p>
                <text:list>
                  <text:list-item>
                    <text:p>Linear</text:p>
                  </text:list-item>
                  <text:list-item>
                    <text:p>O(N)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1405">
                <text:p>11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14203">
                <text:p>114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598712">
                <text:p>598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1266316">
                <text:p>1266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4878271">
                <text:p>4878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000">
                <text:p>60000000</text:p>
              </table:table-cell>
              <table:table-cell office:value-type="float" office:value="9064419">
                <text:p>90644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